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0819in" fo:margin-left="0.0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2694in"/>
    </style:style>
    <style:style style:name="Table1.A1" style:family="table-cell">
      <style:table-cell-properties style:vertical-align="middle" fo:padding="0.0694in" fo:border="1pt solid #000000"/>
    </style:style>
    <style:style style:name="Table1.A2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e2" style:family="table">
      <style:table-properties style:width="7.0819in" fo:margin-left="0.0313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125in"/>
    </style:style>
    <style:style style:name="Table2.E" style:family="table-column">
      <style:table-column-properties style:column-width="1.8944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Table_20_Contents">
      <style:paragraph-properties style:writing-mode="lr-tb"/>
      <style:text-properties officeooo:paragraph-rsid="002e9138"/>
    </style:style>
    <style:style style:name="P7" style:family="paragraph" style:parent-style-name="Table_20_Contents">
      <style:paragraph-properties style:writing-mode="lr-tb"/>
      <style:text-properties fo:font-weight="bold" officeooo:rsid="002e9138" officeooo:paragraph-rsid="002e9138" style:font-weight-asian="bold" style:font-weight-complex="bold"/>
    </style:style>
    <style:style style:name="P8" style:family="paragraph" style:parent-style-name="Table_20_Contents">
      <style:paragraph-properties style:writing-mode="lr-tb"/>
      <style:text-properties officeooo:paragraph-rsid="00360cac"/>
    </style:style>
    <style:style style:name="P9" style:family="paragraph" style:parent-style-name="Standard">
      <style:paragraph-properties style:writing-mode="lr-tb"/>
      <style:text-properties officeooo:paragraph-rsid="00360cac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none" fo:font-weight="bold" officeooo:rsid="0020cba4" officeooo:paragraph-rsid="0020cba4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49432" officeooo:paragraph-rsid="00249432" style:font-weight-asian="bold" style:font-weight-complex="bold"/>
    </style:style>
    <style:style style:name="P13" style:family="paragraph" style:parent-style-name="Standard">
      <style:text-properties style:text-underline-style="none" officeooo:paragraph-rsid="0020cba4"/>
    </style:style>
    <style:style style:name="P14" style:family="paragraph" style:parent-style-name="Standard">
      <style:text-properties style:text-underline-style="none" fo:font-weight="normal" officeooo:rsid="0020cba4" officeooo:paragraph-rsid="0020cba4" style:font-weight-asian="normal" style:font-weight-complex="normal"/>
    </style:style>
    <style:style style:name="P15" style:family="paragraph" style:parent-style-name="Standard">
      <style:text-properties style:text-underline-style="none" officeooo:paragraph-rsid="002bc9e7"/>
    </style:style>
    <style:style style:name="P16" style:family="paragraph" style:parent-style-name="Standard">
      <style:text-properties style:text-underline-style="none" officeooo:paragraph-rsid="002e00b4"/>
    </style:style>
    <style:style style:name="P17" style:family="paragraph" style:parent-style-name="Standard">
      <style:text-properties style:text-underline-style="none" officeooo:rsid="002e00b4" officeooo:paragraph-rsid="002e00b4"/>
    </style:style>
    <style:style style:name="P18" style:family="paragraph" style:parent-style-name="Standard">
      <style:text-properties style:text-underline-style="none" officeooo:rsid="0036f2bd" officeooo:paragraph-rsid="0036f2bd"/>
    </style:style>
    <style:style style:name="P19" style:family="paragraph" style:parent-style-name="Standard">
      <style:text-properties style:text-underline-style="none" officeooo:paragraph-rsid="0039750a"/>
    </style:style>
    <style:style style:name="P20" style:family="paragraph" style:parent-style-name="Standard">
      <style:text-properties officeooo:paragraph-rsid="0020cba4"/>
    </style:style>
    <style:style style:name="P21" style:family="paragraph" style:parent-style-name="Standard">
      <style:text-properties fo:font-weight="bold" officeooo:paragraph-rsid="0020cba4" style:font-weight-asian="bold" style:font-weight-complex="bold"/>
    </style:style>
    <style:style style:name="P22" style:family="paragraph" style:parent-style-name="Standard">
      <style:text-properties fo:font-weight="bold" officeooo:rsid="0020cba4" officeooo:paragraph-rsid="0020cba4" style:font-weight-asian="bold" style:font-weight-complex="bold"/>
    </style:style>
    <style:style style:name="P23" style:family="paragraph" style:parent-style-name="Standard">
      <style:text-properties officeooo:rsid="0020cba4" officeooo:paragraph-rsid="0020cba4"/>
    </style:style>
    <style:style style:name="P24" style:family="paragraph" style:parent-style-name="Standard">
      <style:text-properties fo:font-weight="normal" officeooo:rsid="002bc9e7" officeooo:paragraph-rsid="002bc9e7" style:font-weight-asian="normal" style:font-weight-complex="normal"/>
    </style:style>
    <style:style style:name="P25" style:family="paragraph" style:parent-style-name="Heading_20_2">
      <style:text-properties fo:font-size="10pt" officeooo:paragraph-rsid="000a9dc1" style:font-size-asian="10pt" style:font-size-complex="10pt"/>
    </style:style>
    <style:style style:name="P26" style:family="paragraph" style:parent-style-name="Text_20_body">
      <style:text-properties style:text-underline-style="none" officeooo:paragraph-rsid="0028af3e"/>
    </style:style>
    <style:style style:name="P27" style:family="paragraph" style:parent-style-name="Standard">
      <style:text-properties style:font-name="Liberation Sans" fo:font-size="11pt" style:text-underline-style="none" fo:font-weight="bold" officeooo:rsid="0024e658" officeooo:paragraph-rsid="0024e658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Sans" fo:font-size="11pt" style:font-size-asian="11pt" style:font-size-complex="11pt"/>
    </style:style>
    <style:style style:name="P29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24292f" style:font-name="ui-monospace" fo:font-size="9.75pt" fo:letter-spacing="normal" fo:font-style="normal" fo:font-weight="normal" officeooo:rsid="003a4563" fo:background-color="transparent" loext:char-shading-value="0" loext:padding="0in" loext:border="none"/>
    </style:style>
    <style:style style:name="T5" style:family="text">
      <style:text-properties officeooo:rsid="001e0e40"/>
    </style:style>
    <style:style style:name="T6" style:family="text">
      <style:text-properties officeooo:rsid="001fe3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9138" style:font-weight-asian="bold" style:font-weight-complex="bold"/>
    </style:style>
    <style:style style:name="T9" style:family="text">
      <style:text-properties fo:font-weight="bold" officeooo:rsid="00360cac" style:font-weight-asian="bold" style:font-weight-complex="bold"/>
    </style:style>
    <style:style style:name="T10" style:family="text">
      <style:text-properties officeooo:rsid="0024e658"/>
    </style:style>
    <style:style style:name="T11" style:family="text">
      <style:text-properties officeooo:rsid="002bc9e7"/>
    </style:style>
    <style:style style:name="T12" style:family="text">
      <style:text-properties officeooo:rsid="002c6003"/>
    </style:style>
    <style:style style:name="T13" style:family="text">
      <style:text-properties officeooo:rsid="002d67c8"/>
    </style:style>
    <style:style style:name="T14" style:family="text">
      <style:text-properties officeooo:rsid="002e00b4"/>
    </style:style>
    <style:style style:name="T15" style:family="text">
      <style:text-properties officeooo:rsid="002e9138"/>
    </style:style>
    <style:style style:name="T16" style:family="text">
      <style:text-properties officeooo:rsid="00303ed2"/>
    </style:style>
    <style:style style:name="T17" style:family="text">
      <style:text-properties officeooo:rsid="003218de"/>
    </style:style>
    <style:style style:name="T18" style:family="text">
      <style:text-properties officeooo:rsid="0036f2bd"/>
    </style:style>
    <style:style style:name="T19" style:family="text">
      <style:text-properties officeooo:rsid="003a4563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font-name="Liberation Sans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Software</text:p>
            <text:p text:style-name="P10">modules</text:p>
            <text:p text:style-name="P4"/>
          </table:table-cell>
          <table:table-cell table:style-name="Table1.A1" office:value-type="string">
            <text:p text:style-name="P10">Test Cases</text:p>
          </table:table-cell>
          <table:table-cell table:style-name="Table1.A1" office:value-type="string">
            <text:p text:style-name="P10">Input sample</text:p>
          </table:table-cell>
          <table:table-cell table:style-name="Table1.A1" office:value-type="string">
            <text:p text:style-name="P10">expected output </text:p>
          </table:table-cell>
          <table:table-cell table:style-name="Table1.A1" office:value-type="string">
            <text:p text:style-name="P10">Actual output with response time</text:p>
          </table:table-cell>
        </table:table-row>
        <table:table-row>
          <table:table-cell table:style-name="Table1.A2" office:value-type="string">
            <text:p text:style-name="P13">Fintan backend</text:p>
          </table:table-cell>
          <table:table-cell table:style-name="Table1.A2" office:value-type="string">
            <text:p text:style-name="P20">Convert-</text:p>
            <text:p text:style-name="P20">CoNLL-to-RDF</text:p>
            <text:p text:style-name="P23">(see test case 2.1)</text:p>
            <text:p text:style-name="P20"/>
            <text:p text:style-name="P22">pipeline:</text:p>
            <text:p text:style-name="P14">conll-<text:span text:style-name="T12">small-</text:span>pipeline.json</text:p>
            <text:p text:style-name="P14"/>
          </table:table-cell>
          <table:table-cell table:style-name="Table1.A2" office:value-type="string">
            <text:p text:style-name="P11">Input:</text:p>
            <text:p text:style-name="P13">conll-small-input.conllu</text:p>
            <text:p text:style-name="P13"/>
            <text:p text:style-name="P21">command:</text:p>
            <text:p text:style-name="P24">cd fintan-backend/</text:p>
            <text:p text:style-name="P26"><text:bookmark text:name="docs-internal-guid-b3a89a54-7fff-28bf-6171-be700afe7f6c1"/>./conll-to-RDF-run.<text:span text:style-name="T11">sh</text:span></text:p>
          </table:table-cell>
          <table:table-cell table:style-name="Table1.A2" office:value-type="string">
            <text:p text:style-name="P17">NA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2" office:value-type="string">
            <text:p text:style-name="P13"><text:span text:style-name="T7">Status</text:span>: S</text:p>
            <text:p text:style-name="P12">output:</text:p>
            <text:p text:style-name="P15">conll-rdf-small-output-actual.<text:span text:style-name="T10">ttl</text:span></text:p>
            <text:p text:style-name="P19"><text:span text:style-name="T7">RS</text:span>:1 seconds</text:p>
            <text:p text:style-name="P13"/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0">Convert-</text:p>
            <text:p text:style-name="P20">CoNLL-to-RDF</text:p>
            <text:p text:style-name="P23">(see test case 2.1)</text:p>
            <text:p text:style-name="P20"/>
            <text:p text:style-name="P22">pipeline:</text:p>
            <text:p text:style-name="P14">conll-<text:span text:style-name="T12">large-</text:span>pipeline.json</text:p>
            <text:p text:style-name="P14"/>
          </table:table-cell>
          <table:table-cell table:style-name="Table1.A2" office:value-type="string">
            <text:p text:style-name="P11">Input:</text:p>
            <text:p text:style-name="P13">conll-<text:span text:style-name="T13">large</text:span>-input.conllu</text:p>
            <text:p text:style-name="P13"/>
            <text:p text:style-name="P21">command:</text:p>
            <text:p text:style-name="P24">cd fintan-backend/</text:p>
            <text:p text:style-name="P26"><text:bookmark text:name="docs-internal-guid-b3a89a54-7fff-28bf-6171-be700afe7f6c11"/>./conll-to-RDF-run.<text:span text:style-name="T11">sh</text:span></text:p>
          </table:table-cell>
          <table:table-cell table:style-name="Table1.A2" office:value-type="string">
            <text:p text:style-name="P17">NA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2" office:value-type="string">
            <text:p text:style-name="P13"><text:span text:style-name="T7">Status</text:span>: S</text:p>
            <text:p text:style-name="P12">output:</text:p>
            <text:p text:style-name="P16">conll-rdf-<text:span text:style-name="T14">large</text:span>-output-actual.<text:span text:style-name="T10">ttl</text:span></text:p>
            <text:p text:style-name="P19"><text:span text:style-name="T7">RS</text:span>:10 seconds</text:p>
            <text:p text:style-name="P13"/>
            <text:p text:style-name="P13"/>
          </table:table-cell>
        </table:table-row>
        <table:table-row>
          <table:table-cell table:style-name="Table1.A1" office:value-type="string">
            <text:p text:style-name="P10">Fintan UI</text:p>
          </table:table-cell>
          <table:table-cell table:style-name="Table1.A1" office:value-type="string">
            <text:p text:style-name="P10">Convert-</text:p>
            <text:p text:style-name="P10">CoNLL to RDF</text:p>
          </table:table-cell>
          <table:table-cell table:style-name="Table1.A1" office:value-type="string">
            <text:p text:style-name="P10">CoNLL-input.conllu</text:p>
          </table:table-cell>
          <table:table-cell table:style-name="Table1.A1" office:value-type="string">
            <text:p text:style-name="P18">NA</text:p>
          </table:table-cell>
          <table:table-cell table:style-name="Table1.A1" office:value-type="string">
            <text:p text:style-name="P10">F</text:p>
            <text:p text:style-name="P10">Error: Major</text:p>
          </table:table-cell>
        </table:table-row>
        <table:table-row>
          <table:table-cell table:style-name="Table1.A1" table:number-rows-spanned="3" office:value-type="string">
            <text:p text:style-name="P10">Terme-à-LLOD </text:p>
            <text:p text:style-name="P4"/>
          </table:table-cell>
          <table:table-cell table:style-name="Table1.A1" office:value-type="string">
            <text:p text:style-name="P10">Convert-TBX to RDF</text:p>
          </table:table-cell>
          <table:table-cell table:style-name="Table1.A1" office:value-type="string">
            <text:p text:style-name="P27">Input:</text:p>
            <text:p text:style-name="P28"><text:span text:style-name="T19">solar</text:span>.tbx</text:p>
            <text:p text:style-name="P28"/>
            <text:p text:style-name="P29">mapping file:</text:p>
            <text:p text:style-name="Preformatted_20_Text"><text:span text:style-name="Source_20_Text"><text:span text:style-name="T21">mappings.default</text:span></text:span></text:p>
          </table:table-cell>
          <table:table-cell table:style-name="Table1.A1" office:value-type="string">
            <text:p text:style-name="P18">NA</text:p>
          </table:table-cell>
          <table:table-cell table:style-name="Table1.A1" office:value-type="string">
            <text:p text:style-name="P10">Status: S</text:p>
            <text:p text:style-name="P10"><text:span text:style-name="T19">solar</text:span>.ttl</text:p>
            <text:p text:style-name="P19">RS:2 seconds</text:p>
          </table:table-cell>
        </table:table-row>
        <table:table-row>
          <table:covered-table-cell/>
          <table:table-cell table:style-name="Table1.A1" office:value-type="string">
            <text:p text:style-name="P10">Convert-TBX to RDF</text:p>
          </table:table-cell>
          <table:table-cell table:style-name="Table1.A1" office:value-type="string">
            <text:p text:style-name="P10">IateTBX-input.tbx</text:p>
          </table:table-cell>
          <table:table-cell table:style-name="Table1.A1" office:value-type="string">
            <text:p text:style-name="P18">NA</text:p>
          </table:table-cell>
          <table:table-cell table:style-name="Table1.A1" office:value-type="string">
            <text:p text:style-name="P10">Status: S</text:p>
            <text:p text:style-name="P10">IateRDF-actual.ttl</text:p>
            <text:p text:style-name="P19">RS: 5 seconds</text:p>
          </table:table-cell>
        </table:table-row>
        <table:table-row>
          <table:covered-table-cell/>
          <table:table-cell table:style-name="Table1.A1" office:value-type="string">
            <text:p text:style-name="P10">Link-solar-with-intaglio</text:p>
          </table:table-cell>
          <table:table-cell table:style-name="Table1.A1" office:value-type="string">
            <text:p text:style-name="P10">SolarRDF-input.tbx</text:p>
            <text:p text:style-name="P10">&amp;</text:p>
            <text:p text:style-name="P10">intaglioRDF-input.ttl</text:p>
          </table:table-cell>
          <table:table-cell table:style-name="Table1.A1" office:value-type="string">
            <text:p text:style-name="P10">solar-intaglio-linked -<text:span text:style-name="T18">expected.rdf</text:span></text:p>
          </table:table-cell>
          <table:table-cell table:style-name="Table1.A1" office:value-type="string">
            <text:p text:style-name="P10">Status: S</text:p>
            <text:p text:style-name="P10">solar-intaglio-actual.ttl</text:p>
            <text:p text:style-name="P19">1 second</text:p>
          </table:table-cell>
        </table:table-row>
      </table:table>
      <text:p text:style-name="P2">Table <text:span text:style-name="T6">1.</text:span> <text:s/><text:span text:style-name="T5">Functional Test of transformation software. </text:span>S-Successful, F-Failed, C-Critical Major-M, Medium-M, Cosmetic-C, NA refers to the feature that does not apply (or are relevant) to the software. NT-not tested, RS-response time, Min-minutes, and Sec-second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">Software</text:p>
            <text:p text:style-name="P5"><text:soft-page-break/>modules</text:p>
            <text:p text:style-name="P3"/>
          </table:table-cell>
          <table:table-cell table:style-name="Table2.A1" office:value-type="string">
            <text:p text:style-name="P5">Test </text:p>
            <text:p text:style-name="P5"><text:soft-page-break/>Cases</text:p>
          </table:table-cell>
          <table:table-cell table:style-name="Table2.A1" office:value-type="string">
            <text:p text:style-name="P5">Input sample</text:p>
          </table:table-cell>
          <table:table-cell table:style-name="Table2.A1" office:value-type="string">
            <text:p text:style-name="P5">expected output </text:p>
          </table:table-cell>
          <table:table-cell table:style-name="Table2.A1" office:value-type="string">
            <text:p text:style-name="P5">Actual output with <text:soft-page-break/>response time</text:p>
          </table:table-cell>
        </table:table-row>
        <table:table-row>
          <table:table-cell table:style-name="Table2.A1" office:value-type="string">
            <text:p text:style-name="P5">Fintan backend</text:p>
          </table:table-cell>
          <table:table-cell table:style-name="Table2.A1" office:value-type="string">
            <text:p text:style-name="P5">Convert-Large</text:p>
            <text:p text:style-name="P5">RDF to TSV</text:p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6"><text:span text:style-name="T8">Input</text:span><text:span text:style-name="T15">:</text:span></text:p>
            <text:p text:style-name="P6"><text:span text:style-name="T15">apertium-rdf</text:span><text:span text:style-name="T15"><text:note text:id="ftn1" text:note-class="footnote"><text:note-citation>1</text:note-citation><text:note-body><text:p text:style-name="P6"><text:s/><text:span text:style-name="T16">The input files are here: </text:span>https://github.com/apertium/apertium-trunk.git en es <text:s/><text:span text:style-name="T16">to run apertium pipeline following files also needs to be </text:span><text:s/>apertium-lexinfo-enrichment-update.ttl, apertium-pos.sparql, dix2src-ttl.xsl, dix2tgt-ttl.xsl, dix2trans-ttl.xsl,ontolex2tsv.sparql</text:p></text:note-body></text:note></text:span></text:p>
            <text:p text:style-name="P7"/>
            <text:p text:style-name="P7">command:</text:p>
            <text:p text:style-name="P6">apertium-run.sh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Status: S</text:p>
            <text:p text:style-name="P5">RS: 50 seconds</text:p>
            <text:p text:style-name="P5">output:</text:p>
            <text:p text:style-name="P5">apertium-RDF-to-TSV-output.<text:span text:style-name="T17">tsv</text:span></text:p>
          </table:table-cell>
        </table:table-row>
        <table:table-row>
          <table:table-cell table:style-name="Table2.A1" office:value-type="string">
            <text:p text:style-name="P5">Fintan UI</text:p>
          </table:table-cell>
          <table:table-cell table:style-name="Table2.A1" office:value-type="string">
            <text:p text:style-name="P5">Convert-Large</text:p>
            <text:p text:style-name="P5">RDF to TSV</text:p>
          </table:table-cell>
          <table:table-cell table:style-name="Table2.A1" office:value-type="string">
            <text:p text:style-name="P9"><text:span text:style-name="T9">i</text:span><text:span text:style-name="T8">nput</text:span><text:span text:style-name="T15">:</text:span></text:p>
            <text:p text:style-name="P8"><text:span text:style-name="T15">apertium-rdf</text:span><text:span text:style-name="T15"><text:note text:id="ftn2" text:note-class="footnote"><text:note-citation>2</text:note-citation><text:note-body><text:p text:style-name="P6"><text:s/><text:span text:style-name="T16">The input files are here: </text:span>https://github.com/apertium/apertium-trunk.git en es <text:s/><text:span text:style-name="T16">to run apertium pipeline following files also needs to be </text:span><text:s/>apertium-lexinfo-enrichment-update.ttl, apertium-pos.sparql, dix2src-ttl.xsl, dix2tgt-ttl.xsl, dix2trans-ttl.xsl,ontolex2tsv.sparql</text:p></text:note-body></text:note></text:span>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F</text:p>
            <text:p text:style-name="P5">Error: Major</text:p>
          </table:table-cell>
        </table:table-row>
        <table:table-row>
          <table:table-cell table:style-name="Table2.A1" table:number-rows-spanned="2" office:value-type="string">
            <text:p text:style-name="P5">Terme-à-LLOD </text:p>
          </table:table-cell>
          <table:table-cell table:style-name="Table2.A1" office:value-type="string">
            <text:p text:style-name="P5">Convert-Large</text:p>
            <text:p text:style-name="P5">IateTBX to IateRDF</text:p>
          </table:table-cell>
          <table:table-cell table:style-name="Table2.A1" office:value-type="string">
            <text:p text:style-name="P5">IateTBX-input.tbx</text:p>
            <text:p text:style-name="P3"/>
          </table:table-cell>
          <table:table-cell table:style-name="Table2.A1" office:value-type="string">
            <text:p text:style-name="P5">RS: 8 hours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RDF-actual.ttl</text:p>
            <text:p text:style-name="P5">RS: 12 Hour</text:p>
          </table:table-cell>
        </table:table-row>
        <table:table-row>
          <table:covered-table-cell/>
          <table:table-cell table:style-name="Table2.A1" office:value-type="string">
            <text:p text:style-name="P5">Link-solar-iate</text:p>
          </table:table-cell>
          <table:table-cell table:style-name="Table2.A1" office:value-type="string">
            <text:p text:style-name="P5">Iate-input.ttl</text:p>
            <text:p text:style-name="P5">&amp;</text:p>
            <text:p text:style-name="P5">solar-input.ttl</text:p>
          </table:table-cell>
          <table:table-cell table:style-name="Table2.A1" office:value-type="string">
            <text:p text:style-name="P5">RS: 30 Min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solar-actual.ttl</text:p>
            <text:p text:style-name="P5">RS: 41 Mi</text:p>
          </table:table-cell>
        </table:table-row>
      </table:table>
      <text:p text:style-name="P1"><text:span text:style-name="T1">Table </text:span><text:span text:style-name="T2">2. </text:span><text:span text:style-name="T1"><text:s/>S-Successful, F-Failed, C-Critical Major-M, Medium-M, Cosmetic-C, NA refers to the feature that does not apply (or are relevant) to the software. NT-not tested, RS-response time, Min-minutes, and Sec-seconds. 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6T00:09:39.601329734</dc:date>
    <meta:editing-duration>PT3H50M31S</meta:editing-duration>
    <meta:editing-cycles>20</meta:editing-cycles>
    <meta:generator>LibreOffice/6.0.7.3$Linux_X86_64 LibreOffice_project/00m0$Build-3</meta:generator>
    <meta:document-statistic meta:table-count="2" meta:image-count="0" meta:object-count="0" meta:page-count="2" meta:paragraph-count="117" meta:word-count="289" meta:character-count="2449" meta:non-whitespace-character-count="2261"/>
  </office:meta>
</office:document-meta>
</file>